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/>
    </style:style>
    <style:style style:name="ce4" style:family="table-cell" style:parent-style-name="Default" style:data-style-name="N37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8">
      <style:table-cell-properties fo:border="thin solid #000000" style:vertical-align="middle"/>
    </style:style>
    <style:style style:name="ce7" style:family="table-cell" style:parent-style-name="Default" style:data-style-name="N19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9" style:family="table-cell" style:parent-style-name="Default" style:data-style-name="N37">
      <style:table-cell-properties style:vertical-align="middle"/>
    </style:style>
    <style:style style:name="ce10" style:family="table-cell" style:parent-style-name="Default" style:data-style-name="N36"/>
    <style:style style:name="ce11" style:family="table-cell" style:parent-style-name="Default" style:data-style-name="N37"/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2">
            <text:p>Controle das atividades realizadas no mês de Setembr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nício</text:p>
          </table:table-cell>
          <table:table-cell office:value-type="string" table:style-name="ce2">
            <text:p>Término</text:p>
          </table:table-cell>
          <table:table-cell office:value-type="string" table:style-name="ce2">
            <text:p>Ações realizadas</text:p>
          </table:table-cell>
          <table:table-cell office:value-type="string" table:style-name="ce2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0T00:00:00" table:style-name="ce3">
            <text:p>10/09/2011</text:p>
          </table:table-cell>
          <table:table-cell office:value-type="time" office:time-value="PT11H20M0.000S" table:style-name="ce4">
            <text:p>11:20</text:p>
          </table:table-cell>
          <table:table-cell office:value-type="time" office:time-value="PT12H56M0.000S" table:style-name="ce4">
            <text:p>12:56</text:p>
          </table:table-cell>
          <table:table-cell office:value-type="string" table:style-name="ce5">
            <text:p>Reunião com os Grupo do projeto.</text:p>
          </table:table-cell>
          <table:table-cell office:value-type="time" office:time-value="PT1H36M0.000S" table:formula="msoxl:=C3-B3" table:style-name="ce6">
            <text:p>1:36</text:p>
          </table:table-cell>
          <table:table-cell table:number-columns-repeated="16379"/>
        </table:table-row>
        <table:table-row table:style-name="ro2">
          <table:table-cell office:value-type="date" office:date-value="2011-09-10T00:00:00" table:style-name="ce7">
            <text:p>10/9/2011</text:p>
          </table:table-cell>
          <table:table-cell office:value-type="time" office:time-value="PT22H4M0.000S" table:style-name="ce6">
            <text:p>22:04</text:p>
          </table:table-cell>
          <table:table-cell office:value-type="time" office:time-value="PT23H27M0.000S" table:style-name="ce6">
            <text:p>23:27</text:p>
          </table:table-cell>
          <table:table-cell office:value-type="string" table:style-name="ce5">
            <text:p>Auxiliando a Emillie no google code, Alteração do documento "Termo de Abertura", Criando o glossário<text:s/></text:p>
          </table:table-cell>
          <table:table-cell office:value-type="time" office:time-value="PT1H23M0.000S" table:formula="msoxl:=C4-B4" table:style-name="ce6">
            <text:p>1:23</text:p>
          </table:table-cell>
          <table:table-cell table:number-columns-repeated="16379"/>
        </table:table-row>
        <table:table-row table:style-name="ro2">
          <table:table-cell office:value-type="date" office:date-value="2011-09-11T00:00:00" table:style-name="ce7">
            <text:p>11/9/2011</text:p>
          </table:table-cell>
          <table:table-cell office:value-type="time" office:time-value="PT9H30M0.000S" table:style-name="ce6">
            <text:p>9:30</text:p>
          </table:table-cell>
          <table:table-cell office:value-type="time" office:time-value="PT10H10M0.000S" table:style-name="ce6">
            <text:p>10:10</text:p>
          </table:table-cell>
          <table:table-cell office:value-type="string" table:style-name="ce5">
            <text:p>Criando o glossário do projeto</text:p>
          </table:table-cell>
          <table:table-cell office:value-type="time" office:time-value="PT0H40M0.000S" table:formula="msoxl:=C5-B5" table:style-name="ce6">
            <text:p>0:40</text:p>
          </table:table-cell>
          <table:table-cell table:number-columns-repeated="16379"/>
        </table:table-row>
        <table:table-row table:style-name="ro2">
          <table:table-cell office:value-type="date" office:date-value="2011-09-12T00:00:00" table:style-name="ce7">
            <text:p>12/9/2011</text:p>
          </table:table-cell>
          <table:table-cell office:value-type="time" office:time-value="PT12H0M0.000S" table:style-name="ce6">
            <text:p>12:00</text:p>
          </table:table-cell>
          <table:table-cell office:value-type="time" office:time-value="PT12H24M0.000S" table:style-name="ce6">
            <text:p>12:24</text:p>
          </table:table-cell>
          <table:table-cell office:value-type="string" table:style-name="ce5">
            <text:p>Anotação da reunião anterior</text:p>
          </table:table-cell>
          <table:table-cell office:value-type="time" office:time-value="PT0H24M0.000S" table:formula="msoxl:=C6-B6" table:style-name="ce6">
            <text:p>0:24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7">
            <text:p>14/9/2011</text:p>
          </table:table-cell>
          <table:table-cell office:value-type="time" office:time-value="PT16H1M0.000S" table:style-name="ce6">
            <text:p>16:01</text:p>
          </table:table-cell>
          <table:table-cell office:value-type="time" office:time-value="PT16H16M0.000S" table:style-name="ce6">
            <text:p>16:16</text:p>
          </table:table-cell>
          <table:table-cell office:value-type="string" table:style-name="ce5">
            <text:p>Orientando o Francis sobre o google code</text:p>
          </table:table-cell>
          <table:table-cell office:value-type="time" office:time-value="PT0H15M0.000S" table:formula="msoxl:=C7-B7" table:style-name="ce6">
            <text:p>0:15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7">
            <text:p>15/9/2011</text:p>
          </table:table-cell>
          <table:table-cell office:value-type="time" office:time-value="PT16H30M0.000S" table:style-name="ce6">
            <text:p>16:30</text:p>
          </table:table-cell>
          <table:table-cell office:value-type="time" office:time-value="PT17H36M0.000S" table:style-name="ce6">
            <text:p>17:36</text:p>
          </table:table-cell>
          <table:table-cell office:value-type="string" table:style-name="ce5">
            <text:p>Configurando um projeto no eclipse com spring</text:p>
          </table:table-cell>
          <table:table-cell office:value-type="time" office:time-value="PT1H6M0.000S" table:formula="msoxl:=C8-B8" table:style-name="ce6">
            <text:p>1:06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7">
            <text:p>8/9/2011</text:p>
          </table:table-cell>
          <table:table-cell office:value-type="time" office:time-value="PT17H10M0.000S" table:style-name="ce6">
            <text:p>17:10</text:p>
          </table:table-cell>
          <table:table-cell office:value-type="time" office:time-value="PT18H3M0.000S" table:style-name="ce6">
            <text:p>18:03</text:p>
          </table:table-cell>
          <table:table-cell office:value-type="string" table:style-name="ce5">
            <text:p>Confeccionando o Diagrama geral de Casos de uso</text:p>
          </table:table-cell>
          <table:table-cell office:value-type="time" office:time-value="PT0H53M0.000S" table:formula="msoxl:=C9-B9" table:style-name="ce6">
            <text:p>0:53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3">
            <text:p>17/09/2011</text:p>
          </table:table-cell>
          <table:table-cell office:value-type="time" office:time-value="PT10H58M0.000S" table:style-name="ce4">
            <text:p>10:58</text:p>
          </table:table-cell>
          <table:table-cell office:value-type="time" office:time-value="PT12H11M0.000S" table:style-name="ce4">
            <text:p>12:11</text:p>
          </table:table-cell>
          <table:table-cell office:value-type="string" table:style-name="ce5">
            <text:p>Reunião com os Grupo do projeto.</text:p>
          </table:table-cell>
          <table:table-cell office:value-type="time" office:time-value="PT1H13M0.000S" table:formula="msoxl:=C10-B10" table:style-name="ce6">
            <text:p>1:13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7">
            <text:p>8/9/2011</text:p>
          </table:table-cell>
          <table:table-cell office:value-type="time" office:time-value="PT18H30M0.000S" table:style-name="ce6">
            <text:p>18:30</text:p>
          </table:table-cell>
          <table:table-cell office:value-type="time" office:time-value="PT19H10M0.000S" table:style-name="ce6">
            <text:p>19:10</text:p>
          </table:table-cell>
          <table:table-cell office:value-type="string" table:style-name="ce8">
            <text:p>Anotação da reunião anterior, Ateração do glossário do projeto</text:p>
          </table:table-cell>
          <table:table-cell office:value-type="time" office:time-value="PT0H40M0.000S" table:formula="msoxl:=C11-B11" table:style-name="ce6">
            <text:p>0:4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7">
            <text:p>8/9/2011</text:p>
          </table:table-cell>
          <table:table-cell table:number-columns-repeated="2" table:style-name="ce6"/>
          <table:table-cell table:style-name="ce5"/>
          <table:table-cell office:value-type="time" office:time-value="PT0H0M0.000S" table:formula="msoxl:=C12-B12" table:style-name="ce6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7">
            <text:p>8/9/2011</text:p>
          </table:table-cell>
          <table:table-cell table:number-columns-repeated="2" table:style-name="ce6"/>
          <table:table-cell table:style-name="ce5"/>
          <table:table-cell office:value-type="time" office:time-value="PT0H0M0.000S" table:formula="msoxl:=C13-B13" table:style-name="ce6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8T00:00:00" table:style-name="ce7">
            <text:p>8/9/2011</text:p>
          </table:table-cell>
          <table:table-cell table:number-columns-repeated="2" table:style-name="ce6"/>
          <table:table-cell table:style-name="ce5"/>
          <table:table-cell office:value-type="time" office:time-value="PT0H0M0.000S" table:formula="msoxl:=C14-B14" table:style-name="ce6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9T00:00:00" table:style-name="ce7">
            <text:p>9/9/2011</text:p>
          </table:table-cell>
          <table:table-cell table:number-columns-repeated="2" table:style-name="ce6"/>
          <table:table-cell table:style-name="ce5"/>
          <table:table-cell office:value-type="time" office:time-value="PT0H0M0.000S" table:formula="msoxl:=C15-B15" table:style-name="ce6">
            <text:p>0:00</text:p>
          </table:table-cell>
          <table:table-cell table:number-columns-repeated="16379"/>
        </table:table-row>
        <table:table-row table:style-name="ro2">
          <table:table-cell office:value-type="date" office:date-value="2011-09-09T00:00:00" table:style-name="ce7">
            <text:p>9/9/2011</text:p>
          </table:table-cell>
          <table:table-cell table:number-columns-repeated="2" table:style-name="ce6"/>
          <table:table-cell table:style-name="ce5"/>
          <table:table-cell office:value-type="time" office:time-value="PT0H0M0.000S" table:formula="msoxl:=C16-B16" table:style-name="ce6">
            <text:p>0:00</text:p>
          </table:table-cell>
          <table:table-cell table:number-columns-repeated="16379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17-B17" table:style-name="ce6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18-B18" table:style-name="ce6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19-B19" table:style-name="ce6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20-B20" table:style-name="ce6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21-B21" table:style-name="ce6">
            <text:p>0:00</text:p>
          </table:table-cell>
          <table:table-cell table:number-columns-repeated="16379" table:style-name="ce1"/>
        </table:table-row>
        <table:table-row table:style-name="ro2">
          <table:table-cell table:style-name="ce7"/>
          <table:table-cell table:number-columns-repeated="2" table:style-name="ce6"/>
          <table:table-cell table:style-name="ce5"/>
          <table:table-cell office:value-type="time" office:time-value="PT0H0M0.000S" table:formula="msoxl:=C22-B22" table:style-name="ce6">
            <text:p>0:00</text:p>
          </table:table-cell>
          <table:table-cell table:number-columns-repeated="16379" table:style-name="ce1"/>
        </table:table-row>
        <table:table-row table:style-name="ro1">
          <table:table-cell table:style-name="ce7"/>
          <table:table-cell table:number-columns-repeated="2" table:style-name="ce6"/>
          <table:table-cell table:style-name="ce5"/>
          <table:table-cell office:value-type="time" office:time-value="PT8H10M0.000S" table:formula="msoxl:=SUM(E3:E22)" table:style-name="ce9">
            <text:p>08:10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number-rows-repeated="9" table:style-name="ro2">
          <table:table-cell table:style-name="ce10"/>
          <table:table-cell table:number-columns-repeated="2" table:style-name="ce11"/>
          <table:table-cell table:style-name="ce1"/>
          <table:table-cell table:style-name="ce9"/>
          <table:table-cell table:number-columns-repeated="16379" table:style-name="ce1"/>
        </table:table-row>
        <table:table-row table:number-rows-repeated="58" table:style-name="ro2">
          <table:table-cell table:number-columns-repeated="4"/>
          <table:table-cell table:style-name="ce9"/>
          <table:table-cell table:number-columns-repeated="16379"/>
        </table:table-row>
        <table:table-row table:number-rows-repeated="1048486" table:style-name="ro2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number:time-style style:name="N37">
      <number:hours number:style="long"/>
      <number:text>:</number:text>
      <number:minutes number:style="long"/>
    </number:time-style>
    <number:time-style style:name="N38P0">
      <number:hours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Cally</dc:creator>
    <meta:creation-date>2009-04-16T11:32:48Z</meta:creation-date>
    <dc:date>2011-09-23T22:11:32Z</dc:date>
    <meta:editing-cycles>14</meta:editing-cycles>
    <meta:editing-duration>PT34732S</meta:editing-duration>
    <meta:user-defined meta:name="Info 1"/>
    <meta:user-defined meta:name="Info 2"/>
    <meta:user-defined meta:name="Info 3"/>
    <meta:user-defined meta:name="Info 4"/>
  </office:meta>
</office:document-meta>
</file>